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6E00000542EA0FF843.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0193in" fo:margin-bottom="0.0193in" style:contextual-spacing="false"/>
    </style:style>
    <style:style style:name="P2" style:family="paragraph" style:parent-style-name="Footer">
      <style:paragraph-properties fo:text-align="center" style:justify-single-word="false"/>
    </style:style>
    <style:style style:name="P3" style:family="paragraph" style:parent-style-name="Header">
      <style:paragraph-properties fo:text-align="center" style:justify-single-word="false"/>
    </style:style>
    <style:style style:name="P4" style:family="paragraph" style:parent-style-name="No_20_Spacing">
      <style:text-properties style:font-name="Times New Roman" fo:font-size="12pt" style:font-size-asian="12pt" style:font-name-complex="Times New Roman1" style:font-size-complex="12pt"/>
    </style:style>
    <style:style style:name="P5" style:family="paragraph" style:parent-style-name="No_20_Spacing">
      <style:paragraph-properties fo:text-align="center" style:justify-single-word="false"/>
    </style:style>
    <style:style style:name="P6" style:family="paragraph" style:parent-style-name="No_20_Spacing" style:master-page-name="Standard">
      <style:paragraph-properties fo:text-align="end" style:justify-single-word="false" style:page-number="auto"/>
      <style:text-properties style:font-name="Times New Roman" fo:font-size="12pt" style:font-size-asian="12pt" style:font-name-complex="Times New Roman1" style:font-size-complex="12pt"/>
    </style:style>
    <style:style style:name="T1" style:family="text">
      <style:text-properties fo:color="#ff0000"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style>
    <style:style style:name="T4" style:family="text">
      <style:text-properties style:text-position="super 58%"/>
    </style:style>
    <style:style style:name="T5" style:family="text">
      <style:text-properties style:text-position="super 58%" style:font-name="Times New Roman" fo:font-size="12pt" style:font-size-asian="12pt" style:font-name-complex="Times New Roman1" style:font-size-complex="12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No_20_Spacing"><text:span text:style-name="T1">Notification Of Adjacent Property Owners</text:span></text:p>
      <text:p text:style-name="P4"/>
      <text:p text:style-name="No_20_Spacing"><text:span text:style-name="T2">Contact: Nancy English </text:span></text:p>
      <text:p text:style-name="No_20_Spacing"><text:span text:style-name="T2">Phone: 913-710-8682</text:span></text:p>
      <text:p text:style-name="No_20_Spacing"><text:span text:style-name="T2">Email: </text:span><text:a xlink:type="simple" xlink:href="mailto:kctcrunner@gmail.com"><text:span text:style-name="T2">kctcrunner@gmail.com</text:span></text:a><text:span text:style-name="T2"> </text:span></text:p>
      <text:p text:style-name="P4"/>
      <text:p text:style-name="P5"><text:span text:style-name="T2">20</text:span><text:span text:style-name="T5">TH</text:span><text:span text:style-name="T2"> ANNUAL BREW TO BREW RELAY RACE TO BE HELD SUNDAY APRIL 6th</text:span><text:bookmark text:name="_GoBack"/></text:p>
      <text:p text:style-name="P4"/>
      <text:p text:style-name="No_20_Spacing"><text:span text:style-name="T3">Kansas City, MO March 15, 2014 –</text:span><text:span text:style-name="T2"> On Sunday April 6</text:span><text:span text:style-name="T5">th </text:span><text:span text:style-name="T2">2014 over 4500 runners will compete in the 20</text:span><text:span text:style-name="T5">th</text:span><text:span text:style-name="T2"> Annual Brew to Brew Relay Race put on by the Kansas City Track Club. The race is held on a course that takes participants from the Boulevard Brewery in Kansas City, Missouri to the Free State Brewery in Lawrence, Kansas. Proceeds from the event benefit the Cystic Fibrosis Foundation.</text:span></text:p>
      <text:p text:style-name="P4"/>
      <text:p text:style-name="No_20_Spacing"><text:span text:style-name="T2">The race consists of 10 legs totaling 44.3 miles. One hundred ultra runners will be competing in the race solo. The remaining participants are a part of one of the 750 teams that compete in the event annually, changing runners at the end of each leg.</text:span></text:p>
      <text:p text:style-name="P4"/>
      <text:p text:style-name="No_20_Spacing"><text:span text:style-name="T2">Cystic Fibrosis hits close to home for one active member of the Kansas City Track Club who has run the race for the past 9 years. Joel Grimmett and his wife have 3 children who live every day with CF.</text:span></text:p>
      <text:p text:style-name="P4"/>
      <text:p text:style-name="P1">“My wife and I have 3 children with CF,” said Grimmett. “Our girls are now 20 and 18 and our son is 10.  Morgan is a sophomore at Kansas State University, Allison is a senior at Olathe South High School and Mason is in 4th grade at Brougham Elementary in Olathe.  The disease presents itself differently in all three of them but they stay healthy enough to lead normal lives most of the time; with exception to daily treatments, quarterly clinic visits, and long hospital stays.”  </text:p>
      <text:p text:style-name="P1">  </text:p>
      <text:p text:style-name="P1">“At times we get overwhelmed with what CF brings into all our lives and feel like we are alone in the fight against it.  But for one day in early spring, with so many friends and family joining us, it is the most fun you can have in 6 hours, traveling 43 miles through Kansas.  It truly is motivating and inspiring.”</text:p>
      <text:p text:style-name="P1"/>
      <text:p text:style-name="P1">Last year the Kansas City Track Club raised over $60,000 for Cystic Fibrosis and is on pace to break that record this year.</text:p>
      <text:p text:style-name="No_20_Spac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_20_Spacing" style:display-name="No Spacing" style:family="paragraph" style:default-outline-level="">
      <style:paragraph-properties fo:margin-top="0in" fo:margin-bottom="0in" style:contextual-spacing="false" fo:line-height="100%" fo:orphans="2" fo:widows="2" style:writing-mode="lr-tb"/>
      <style:text-properties style:use-window-font-color="true"/>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193in" fo:margin-bottom="0.0193in" style:contextual-spacing="false"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style:text-position="super 58%"/>
    </style:style>
    <style:style style:name="M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Picture 1" text:anchor-type="as-char" svg:width="1.9791in" svg:height="1.1035in" draw:z-index="0"><draw:image xlink:href="Pictures/100000000000096E00000542EA0FF843.jpg" xlink:type="simple" xlink:show="embed" xlink:actuate="onLoad"/><svg:desc>orange kctc logo.jpg</svg:desc></draw:frame></text:p>
      </style:header>
      <style:footer>
        <text:p text:style-name="MP2">Kansas City Track Club, 3965 West 83<text:span text:style-name="MT1">rd</text:span> St, Prairie Village, KS 66208, kctcrunner@gmail.com</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ndan Rhyne</meta:initial-creator>
    <dc:creator>nancy</dc:creator>
    <meta:editing-cycles>6</meta:editing-cycles>
    <meta:print-date>2014-01-17T15:10:00</meta:print-date>
    <meta:creation-date>2012-03-29T16:51:00</meta:creation-date>
    <dc:date>2014-01-17T15:12:00</dc:date>
    <meta:editing-duration>PT10S</meta:editing-duration>
    <meta:generator>LibreOffice/4.0.2.2$Windows_x86 LibreOffice_project/4c82dcdd6efcd48b1d8bba66bfe1989deee49c3</meta:generator>
    <meta:document-statistic meta:table-count="0" meta:image-count="1" meta:object-count="0" meta:page-count="1" meta:paragraph-count="14" meta:word-count="362" meta:character-count="2020" meta:non-whitespace-character-count="1659"/>
    <meta:user-defined meta:name="AppVersion">14.0000</meta:user-defined>
    <meta:user-defined meta:name="Company">Tosh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